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4F90000033D24D9F58DD34363B0.png" manifest:media-type="image/png"/>
  <manifest:file-entry manifest:full-path="Pictures/1000020100000520000000CC9056F056E69A2586.png" manifest:media-type="image/png"/>
  <manifest:file-entry manifest:full-path="Pictures/10000000000003E5000001A514FA8A9FD3DA6ED9.jpg" manifest:media-type="image/jpeg"/>
  <manifest:file-entry manifest:full-path="Pictures/100002010000037400000164BDD3422CF01D91F9.png" manifest:media-type="image/png"/>
  <manifest:file-entry manifest:full-path="Pictures/100000000000023B0000016010C75B7CC289133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Ger’s Garage Website</text:span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Balazs Barcza</text:p>
            <text:p>SB1800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amGant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4.086cm" svg:height="10.17cm" svg:x="2.286cm" svg:y="3.556cm">
          <draw:image xlink:href="Pictures/10000000000003E5000001A514FA8A9FD3DA6E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lient-Server</text:p>
          </draw:text-box>
        </draw:frame>
        <draw:frame draw:style-name="gr3" draw:text-style-name="P3" draw:layer="layout" svg:width="24.626cm" svg:height="9.916cm" svg:x="0.716cm" svg:y="3.8cm" presentation:class="graphic" presentation:user-transformed="true">
          <draw:image xlink:href="Pictures/100002010000037400000164BDD3422CF01D91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rebase</text:p>
          </draw:text-box>
        </draw:frame>
        <draw:frame draw:style-name="gr3" draw:text-style-name="P3" draw:layer="layout" svg:width="22.86cm" svg:height="12.03cm" svg:x="2.54cm" svg:y="3.8cm" presentation:class="graphic" presentation:user-transformed="true">
          <draw:image xlink:href="Pictures/10000201000004F90000033D24D9F58DD34363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restore</text:p>
          </draw:text-box>
        </draw:frame>
        <draw:frame draw:style-name="gr3" draw:text-style-name="P3" draw:layer="layout" svg:width="23.114cm" svg:height="11.161cm" svg:x="2.286cm" svg:y="3.8cm" presentation:class="graphic" presentation:user-transformed="true">
          <draw:image xlink:href="Pictures/100000000000023B0000016010C75B7CC28913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22:04:06.832000000</meta:creation-date>
    <meta:editing-duration>PT4M59S</meta:editing-duration>
    <meta:editing-cycles>2</meta:editing-cycles>
    <meta:generator>LibreOffice/6.0.1.1$Windows_X86_64 LibreOffice_project/60bfb1526849283ce2491346ed2aa51c465abfe6</meta:generator>
    <dc:title>Bright Blue</dc:title>
    <dc:date>2019-08-11T22:20:44.641000000</dc:date>
    <meta:document-statistic meta:object-count="43"/>
  </office:meta>
</office:document-meta>
</file>